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4B00000000CAE54A885.png" manifest:media-type="image/png"/>
  <manifest:file-entry manifest:full-path="Pictures/10000001000004B000000008F2100B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 style:master-page-name="First_20_Page">
      <style:paragraph-properties fo:margin-top="0in" fo:margin-bottom="0.139in" style:contextual-spacing="false" fo:line-height="100%" style:page-number="1" fo:break-before="auto" fo:break-after="auto" fo:padding="0in" fo:border="none"/>
    </style:style>
    <style:style style:name="P2" style:family="paragraph" style:parent-style-name="Title">
      <style:paragraph-properties fo:break-before="auto" fo:break-after="auto" fo:padding="0in" fo:border="none"/>
      <style:text-properties officeooo:rsid="00037a3f" officeooo:paragraph-rsid="00037a3f"/>
    </style:style>
    <style:style style:name="P3" style:family="paragraph" style:parent-style-name="Subtitle" style:list-style-name="WWNum2">
      <style:paragraph-properties fo:margin-left="0.5in" fo:margin-right="0in" fo:text-indent="-0.25in" style:auto-text-indent="false" fo:break-before="auto" fo:break-after="auto" fo:padding="0in" fo:border="none"/>
      <style:text-properties fo:font-size="14pt" fo:font-weight="bold" officeooo:rsid="00037a3f" officeooo:paragraph-rsid="00037a3f" style:font-size-asian="14pt" style:font-weight-asian="bold" style:font-size-complex="14pt"/>
    </style:style>
    <style:style style:name="P4" style:family="paragraph" style:parent-style-name="Heading_20_1">
      <style:paragraph-properties fo:break-before="auto" fo:break-after="auto" fo:padding="0in" fo:border="none"/>
    </style:style>
    <style:style style:name="P5" style:family="paragraph" style:parent-style-name="Standard">
      <style:paragraph-properties fo:padding="0in" fo:border="none"/>
      <style:text-properties officeooo:paragraph-rsid="00037a3f"/>
    </style:style>
    <style:style style:name="P6" style:family="paragraph" style:parent-style-name="Standard" style:list-style-name="WWNum3">
      <style:paragraph-properties fo:margin-left="0.5in" fo:margin-right="0in" fo:margin-top="0.139in" fo:margin-bottom="0in" style:contextual-spacing="false" fo:text-indent="-0.25in" style:auto-text-indent="false" fo:break-before="auto" fo:break-after="auto" fo:padding="0in" fo:border="none"/>
      <style:text-properties style:font-name="Proxima Nova" officeooo:rsid="00037a3f" officeooo:paragraph-rsid="00037a3f" style:font-name-asian="Proxima Nova1" style:font-name-complex="Proxima Nova1"/>
    </style:style>
    <style:style style:name="P7" style:family="paragraph" style:parent-style-name="Standard" style:list-style-name="WWNum3">
      <style:paragraph-properties fo:margin-left="0.5in" fo:margin-right="0in" fo:margin-top="0in" fo:margin-bottom="0in" style:contextual-spacing="false" fo:text-indent="-0.25in" style:auto-text-indent="false" fo:break-before="auto" fo:break-after="auto" fo:padding="0in" fo:border="none"/>
      <style:text-properties style:font-name="Proxima Nova" officeooo:rsid="0004c8c8" officeooo:paragraph-rsid="0004c8c8" style:font-name-asian="Proxima Nova1" style:font-name-complex="Proxima Nova1"/>
    </style:style>
    <style:style style:name="P8" style:family="paragraph" style:parent-style-name="Standard" style:list-style-name="WWNum3">
      <style:paragraph-properties fo:margin-left="0.5in" fo:margin-right="0in" fo:margin-top="0in" fo:margin-bottom="0in" style:contextual-spacing="false" fo:text-indent="-0.25in" style:auto-text-indent="false" fo:padding="0in" fo:border="none"/>
      <style:text-properties style:font-name="Proxima Nova" officeooo:rsid="0004c8c8" officeooo:paragraph-rsid="0004c8c8" style:font-name-asian="Proxima Nova1" style:font-name-complex="Proxima Nova1"/>
    </style:style>
    <style:style style:name="P9" style:family="paragraph" style:parent-style-name="Standard">
      <style:paragraph-properties fo:break-before="auto" fo:break-after="auto" fo:padding="0in" fo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37a3f" officeooo:paragraph-rsid="00037a3f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4c8c8" officeooo:paragraph-rsid="0004c8c8"/>
    </style:style>
    <style:style style:name="P13" style:family="paragraph" style:parent-style-name="Standard" style:list-style-name="WWNum1">
      <style:paragraph-properties fo:margin-left="0.5in" fo:margin-right="0in" fo:margin-top="0.139in" fo:margin-bottom="0in" style:contextual-spacing="false" fo:text-indent="-0.25in" style:auto-text-indent="false"/>
      <style:text-properties officeooo:rsid="0004c8c8" officeooo:paragraph-rsid="0004c8c8"/>
    </style:style>
    <style:style style:name="P14" style:family="paragraph" style:parent-style-name="Standard" style:list-style-name="WWNum1">
      <style:paragraph-properties fo:margin-left="0.5in" fo:margin-right="0in" fo:margin-top="0in" fo:margin-bottom="0in" style:contextual-spacing="false" fo:text-indent="-0.25in" style:auto-text-indent="false"/>
    </style:style>
    <style:style style:name="T1" style:family="text">
      <style:text-properties officeooo:rsid="00037a3f"/>
    </style:style>
    <style:style style:name="T2" style:family="text">
      <style:text-properties officeooo:rsid="0004c8c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.png" text:anchor-type="as-char" svg:width="6.5in" svg:height="0.0693in" draw:z-index="1"><draw:image xlink:href="Pictures/10000001000004B00000000CAE54A885.png" xlink:type="simple" xlink:show="embed" xlink:actuate="onLoad" draw:mime-type="image/png"/><svg:desc>horizontal line</svg:desc></draw:frame></text:p>
      <text:p text:style-name="P2">Handmade Processor</text:p>
      <text:list text:style-name="WWNum2">
        <text:list-item>
          <text:p text:style-name="P3">Dino Filipovic (dino.filipovic@vanderbilt.edu)</text:p>
        </text:list-item>
      </text:list>
      <text:p text:style-name="P4"><text:bookmark text:name="_14mpx6a8znb7"/>Project Description</text:p>
      <text:p text:style-name="P5"><text:span text:style-name="T1">This project involves the physical construction of a processor architecture on breadboards. The core computational unit is a custom Arithmetic Logic Unit (ALU) constructed from fundemental logic gates </text:span>(SN74HC00N NAND, SN74HC86N XOR), enabling 4-bit addition, subtraction, and <text:span text:style-name="T1">iterative shift-add</text:span> multiplication operations. Data storage is managed by a register file built from D-type flip-flops (SN74HC74N), with input/output multiplexing handled by SN74HC157N ICs.</text:p>
      <text:p text:style-name="P4"><text:bookmark text:name="_oymnw3nlvwib"/>Objectives and Goals</text:p>
      <text:list text:style-name="WWNum3">
        <text:list-item>
          <text:p text:style-name="P6">Synthesize the arithmetic logic unit from a gate level with a main ripple-carry adder. Multiplication is implemented using the ALU and registers using a shift-add algorithm.</text:p>
        </text:list-item>
        <text:list-item>
          <text:p text:style-name="P7">The control unit is constructed from flip-flops and allows the neccessary control signals to execute operations over multiple clock cycles.</text:p>
        </text:list-item>
        <text:list-item>
          <text:p text:style-name="P8">Contents of registers should be visually indicated in real-time via LEDs, providing direct insight into the operation of hte processor.</text:p>
        </text:list-item>
      </text:list>
      <text:p text:style-name="P4"><text:bookmark text:name="_c5rpsdy8g2ak"/>General Timeline for Project</text:p>
      <text:p text:style-name="P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What should be done?</text:p>
          </table:table-cell>
        </table:table-row>
        <table:table-row table:style-name="Table1.1">
          <table:table-cell table:style-name="Table1.A1" office:value-type="string">
            <text:p text:style-name="P11">10-30</text:p>
          </table:table-cell>
          <table:table-cell table:style-name="Table1.A1" office:value-type="string">
            <text:p text:style-name="P11">Design Finalized and parts ordered</text:p>
          </table:table-cell>
        </table:table-row>
        <table:table-row table:style-name="Table1.1">
          <table:table-cell table:style-name="Table1.A1" office:value-type="string">
            <text:p text:style-name="P12">11-14</text:p>
          </table:table-cell>
          <table:table-cell table:style-name="Table1.A1" office:value-type="string">
            <text:p text:style-name="P12">Construction Finished and final debugging</text:p>
          </table:table-cell>
        </table:table-row>
        <table:table-row table:style-name="Table1.1">
          <table:table-cell table:style-name="Table1.A1" office:value-type="string">
            <text:p text:style-name="P12">11-17</text:p>
          </table:table-cell>
          <table:table-cell table:style-name="Table1.A1" office:value-type="string">
            <text:p text:style-name="P12">Showcase</text:p>
          </table:table-cell>
        </table:table-row>
      </table:table>
      <text:p text:style-name="P9"/>
      <text:p text:style-name="Heading_20_1"><text:bookmark text:name="_bxrrjasj88yu"/><text:soft-page-break/>Specifications (like price estimates and certain aspects the product should be achieving)</text:p>
      <text:list text:style-name="WWNum1">
        <text:list-item>
          <text:p text:style-name="P13">We estimate that the project’s expenses will be between $80 to $100.</text:p>
        </text:list-item>
        <text:list-item>
          <text:p text:style-name="P14"><text:span text:style-name="T2">4 bit logic should be implemented and operations should execute in an expected way so that the processors interface could be usable by other componoent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353744" loext:opacity="10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fo:color="#353744" loext:opacity="10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style:contextual-spacing="false" fo:line-height="13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in" style:contextual-spacing="false" fo:line-height="100%" fo:break-before="auto" fo:break-after="auto"/>
      <style:text-properties fo:color="#3537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22in" fo:margin-bottom="0in" style:contextual-spacing="false" fo:line-height="100%" fo:break-before="auto" fo:break-after="auto"/>
      <style:text-properties fo:color="#00ab44" loext:opacity="100%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style:contextual-spacing="false" fo:line-height="100%" fo:break-before="auto" fo:break-after="auto"/>
      <style:text-properties fo:color="#353744" loext:opacity="100%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break-before="auto" fo:break-after="auto"/>
      <style:text-properties fo:color="#666666" loext:opacity="100%" fo:font-size="13pt" style:font-size-asian="13pt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roxima Nova" fo:font-family="'Proxima Nova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278in" fo:margin-bottom="0in" style:contextual-spacing="false" fo:line-height="100%" fo:break-before="auto" fo:break-after="auto" fo:padding="0in" fo:border="none"/>
    </style:style>
    <style:style style:name="MP2" style:family="paragraph" style:parent-style-name="Standard">
      <style:paragraph-properties fo:margin-top="0in" fo:margin-bottom="0in" style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1.png" text:anchor-type="as-char" svg:width="6.5in" svg:height="0.0417in" draw:z-index="0"><draw:image xlink:href="Pictures/10000001000004B000000008F2100B0E.png" xlink:type="simple" xlink:show="embed" xlink:actuate="onLoad" draw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dc:date>2025-10-30T13:34:50.247771528</dc:date>
    <meta:editing-duration>PT9M41S</meta:editing-duration>
    <meta:editing-cycles>2</meta:editing-cycles>
    <meta:document-statistic meta:table-count="1" meta:image-count="2" meta:object-count="0" meta:page-count="2" meta:paragraph-count="22" meta:word-count="216" meta:character-count="1485" meta:non-whitespace-character-count="1296"/>
  </office:meta>
</office:document-meta>
</file>